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The mysterious man interaction wont' work whatsoever</text:p>
            </text:list-item>
          </text:list>
        </text:list-item>
        <text:list-item>
          <text:p text:style-name="P2">Kanedos</text:p>
          <text:list>
            <text:list-item>
              <text:p text:style-name="P3">The wrong text is being displayed when you talk to the apprentice</text:p>
            </text:list-item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  <text:list-item>
              <text:p text:style-name="P3">The poor man keeps tryng to display text that doesn't exist, particularly on “oh bless your soul”</text:p>
            </text:list-item>
            <text:list-item>
              <text:p text:style-name="P3">The poor man skips the Y on You the first time he is clicked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return is broke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  <text:list-item>
              <text:p text:style-name="P3">It breaks hardcore when you start a conversation with someone and lea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3T15:33:39.21</dc:date>
    <meta:editing-duration>P10DT7H30M42S</meta:editing-duration>
    <meta:editing-cycles>52</meta:editing-cycles>
    <meta:generator>OpenOffice/4.1.1$Win32 OpenOffice.org_project/411m6$Build-9775</meta:generator>
    <meta:document-statistic meta:table-count="0" meta:image-count="0" meta:object-count="0" meta:page-count="1" meta:paragraph-count="32" meta:word-count="362" meta:character-count="1920"/>
  </office:meta>
</office:document-meta>
</file>